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_11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olomon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8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Hanover</text:p>
      <text:p text:style-name="P5">State<text:tab/><text:tab/><text:tab/><text:tab/><text:tab/><text:tab/>N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[...]th Seventeenth Street,/</text:p>
      <text:p text:style-name="P2">[...]and Chestnut Station,/</text:p>
      <text:p text:style-name="P2">Philadelphia./</text:p>
      <text:p text:style-name="P3">Rev. Dr. S. Morais/</text:p>
      <text:p text:style-name="P3">Philadelphia/</text:p>
      <text:p text:style-name="P3">546 N 5th St<text:tab/>Pa/</text:p>
      <text:p text:style-name="P2"/>
      <text:p text:style-name="P2">[Page 1]</text:p>
      <text:p text:style-name="P2">DR. S. SOLIS-COHEN,/</text:p>
      <text:p text:style-name="P2">OFFICE HOURS: 8-10 A.M./</text:p>
      <text:p text:style-name="P2"><text:tab/><text:tab/> <text:s text:c="6"/>4-6 P.M./</text:p>
      <text:p text:style-name="P3">Hanover NH<text:tab/><text:span text:style-name="T2">219 S. Seventeenth Street,</text:span>/</text:p>
      <text:p text:style-name="P3">Sep 18th 1892<text:tab/> <text:span text:style-name="T2">Philadelphia,____189</text:span>/</text:p>
      <text:p text:style-name="P2"><text:soft-page-break/>My dear friend &amp; teacher/</text:p>
      <text:p text:style-name="P2"><text:tab/>Your letter returning Max's/ reached me in due course. <text:s/>There/ was nothing more to be said on/ the subject &amp; therefore I have not/ hastened to reply. <text:s/>My work here is/ quite exacting, but in every other/ way pleasant. <text:s/>I was glad to/ hear of the move to establish/</text:p>
      <text:p text:style-name="P2"/>
      <text:p text:style-name="P2">[Page 2]</text:p>
      <text:p text:style-name="P2">a choir to lead the/ congregation. <text:s/>Horace/ Nathan is the right/ one to have it in/ charge./</text:p>
      <text:p text:style-name="P2">I wish you would/ seriously consider the/ advisability of offering/ to the Sephardic commu-/nity in general, by publi-/cation, definite suggestions/ as to changes in the/ authorized liturgy--as a/ basis for present discus-/sion and future convoca-/tion for action./</text:p>
      <text:p text:style-name="P2">Changes will have to come,/ and as I have so often/</text:p>
      <text:p text:style-name="P2"/>
      <text:p text:style-name="P2">[Page 3]</text:p>
      <text:p text:style-name="P2">said to you, unless you make them, they/ will be made by incompetent hands./</text:p>
      <text:p text:style-name="P2">What I would like would be for you to/ simply write a brief history of the liturgy/ for popular understanding, not for scholars,/ and say that it would be well to/ omit such and such portions of the Daily/ service, such and such portions of the/ Sabbath service, such and such portions/</text:p>
      <text:p text:style-name="P2"/>
      <text:p text:style-name="P2">[Page 4]</text:p>
      <text:p text:style-name="P2">of the fast and festival/ services etc./</text:p>
      <text:p text:style-name="P2">That it would be/ well to introduce such/ and such a selection/ from the psalter or from/ Judah Ha Levi at such/ and such a place--to/ arrange such and such/ a collection of Hebrew/ hymns for occasions/ such and such English/ hymns for occasions--/ <text:s/>In other words without/ making any alterations/ to lay down not generally/ but specifically just/</text:p>
      <text:p text:style-name="P2"/>
      <text:p text:style-name="P2">[Page 5]</text:p>
      <text:p text:style-name="P2">what you consider advisable and/ permissible. <text:s/>It goes then without/ saying that the parts not mentioned are/ to be let alone and there need be no dis-/cussion about them. <text:s/>I want to talk/ to you also about issuing a little/ book for home services--Hebrew and/ English. <text:s/>It is needed &amp; if issued/ in your name would carry authority./</text:p>
      <text:p text:style-name="P2"/>
      <text:p text:style-name="P2">[Page 6]</text:p>
      <text:p text:style-name="P2">I would like it to/ be quite small so as/ to be easily handled by/ a child and with large/ type that a child can/ read easily. <text:s/>There should/ be also several pages/ at the back containing/ musical notation for the/ various hymns Lechah Dodi/ Ain Kelohenu etc./</text:p>
      <text:p text:style-name="P2">I hope the New Year may/ be one of peace prosperity/ health and happiness to you/ and yours and of redemption/ and mercy to our oppressed/ brethren. <text:s/>[Hebrew]./</text:p>
      <text:p text:style-name="P2"><text:tab/>Affectionately/</text:p>
      <text:p text:style-name="P2">Your pupil Solomon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2:55:36.43</meta:creation-date>
    <meta:document-statistic meta:table-count="0" meta:image-count="0" meta:object-count="0" meta:page-count="3" meta:paragraph-count="92" meta:word-count="611" meta:character-count="3832"/>
    <dc:date>2011-12-06T13:08:39.38</dc:date>
    <dc:creator>Penn Libraries</dc:creator>
    <meta:editing-duration>PT00H13M03S</meta:editing-duration>
    <meta:editing-cycles>1</meta:editing-cycles>
    <meta:generator>OpenOffice.org/3.2$Win32 OpenOffice.org_project/320m12$Build-9483</meta:generator>
  </office:meta>
</office:document-meta>
</file>